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11" draw:layer="layout" svg:width="1.778cm" svg:height="1.816cm" svg:x="4.61cm" svg:y="18.958cm">
          <text:p text:style-name="P5"><text:span text:style-name="T2">MS 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2T11:24:06.131646809</dc:date>
    <meta:editing-duration>PT2H2M56S</meta:editing-duration>
    <meta:editing-cycles>34</meta:editing-cycles>
    <meta:generator>LibreOffice/6.0.7.3$Linux_X86_64 LibreOffice_project/00m0$Build-3</meta:generator>
    <meta:document-statistic meta:object-count="29"/>
  </office:meta>
</office:document-meta>
</file>